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9.5pt" officeooo:paragraph-rsid="00133225" style:font-size-asian="9.5pt" style:font-size-complex="9.5pt"/>
    </style:style>
    <style:style style:name="P2" style:family="paragraph" style:parent-style-name="Standard">
      <style:text-properties style:font-name="Verdana" fo:font-size="9.5pt" officeooo:rsid="00133225" officeooo:paragraph-rsid="00133225" style:font-size-asian="9.5pt" style:font-size-complex="9.5pt"/>
    </style:style>
    <style:style style:name="P3" style:family="paragraph" style:parent-style-name="Standard">
      <style:text-properties style:font-name="Verdana" fo:font-size="9.5pt" officeooo:rsid="00133225" officeooo:paragraph-rsid="0019c210" style:font-size-asian="9.5pt" style:font-size-complex="9.5pt"/>
    </style:style>
    <style:style style:name="P4" style:family="paragraph" style:parent-style-name="Standard">
      <style:text-properties style:font-name="Verdana" fo:font-size="9.5pt" officeooo:rsid="00133225" officeooo:paragraph-rsid="001ba7b1" style:font-size-asian="9.5pt" style:font-size-complex="9.5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9.5pt" officeooo:rsid="00133225" officeooo:paragraph-rsid="00133225" style:font-size-asian="9.5pt" style:font-size-complex="9.5pt"/>
    </style:style>
    <style:style style:name="P6" style:family="paragraph" style:parent-style-name="Standard">
      <style:text-properties style:font-name="Verdana" fo:font-size="9.5pt" officeooo:rsid="00133225" officeooo:paragraph-rsid="00195cb6" style:font-size-asian="9.5pt" style:font-size-complex="9.5pt"/>
    </style:style>
    <style:style style:name="P7" style:family="paragraph" style:parent-style-name="Standard">
      <style:text-properties style:font-name="Verdana" fo:font-size="9.5pt" officeooo:rsid="0019c210" officeooo:paragraph-rsid="0019c210" style:font-size-asian="9.5pt" style:font-size-complex="9.5pt"/>
    </style:style>
    <style:style style:name="P8" style:family="paragraph" style:parent-style-name="Standard">
      <style:text-properties style:font-name="Verdana" fo:font-size="9.5pt" officeooo:paragraph-rsid="001ba7b1" style:font-size-asian="9.5pt" style:font-size-complex="9.5pt"/>
    </style:style>
    <style:style style:name="P9" style:family="paragraph" style:parent-style-name="Standard">
      <style:text-properties style:font-name="Verdana" fo:font-size="9.5pt" officeooo:paragraph-rsid="00133225" style:font-size-asian="9.5pt" style:font-size-complex="9.5pt"/>
    </style:style>
    <style:style style:name="P10" style:family="paragraph" style:parent-style-name="Standard">
      <style:text-properties style:font-name="Verdana" fo:font-size="9.5pt" officeooo:paragraph-rsid="00195cb6" style:font-size-asian="9.5pt" style:font-size-complex="9.5pt"/>
    </style:style>
    <style:style style:name="P11" style:family="paragraph" style:parent-style-name="Standard">
      <style:text-properties style:font-name="Verdana" fo:font-size="9.5pt" officeooo:paragraph-rsid="0015ffa6" style:font-size-asian="9.5pt" style:font-size-complex="9.5pt"/>
    </style:style>
    <style:style style:name="P12" style:family="paragraph" style:parent-style-name="Standard">
      <style:text-properties style:font-name="Verdana" fo:font-size="9.5pt" officeooo:rsid="0015ffa6" officeooo:paragraph-rsid="0015ffa6" style:font-size-asian="9.5pt" style:font-size-complex="9.5pt"/>
    </style:style>
    <style:style style:name="P13" style:family="paragraph" style:parent-style-name="Standard">
      <style:text-properties fo:color="#0066cc" style:font-name="Verdana" fo:font-size="9.5pt" fo:font-weight="bold" officeooo:rsid="00133225" officeooo:paragraph-rsid="0019c210" style:font-size-asian="9.5pt" style:font-weight-asian="bold" style:font-size-complex="9.5pt" style:font-weight-complex="bold"/>
    </style:style>
    <style:style style:name="P14" style:family="paragraph" style:parent-style-name="Standard">
      <style:text-properties fo:color="#0066cc" style:font-name="Verdana" fo:font-size="9.5pt" fo:font-weight="bold" officeooo:rsid="00133225" officeooo:paragraph-rsid="00195cb6" style:font-size-asian="9.5pt" style:font-weight-asian="bold" style:font-size-complex="9.5pt" style:font-weight-complex="bold"/>
    </style:style>
    <style:style style:name="P15" style:family="paragraph" style:parent-style-name="Standard">
      <style:text-properties fo:color="#0066cc" style:font-name="Verdana" fo:font-size="9.5pt" fo:font-weight="bold" officeooo:paragraph-rsid="0019c210" style:font-size-asian="9.5pt" style:font-weight-asian="bold" style:font-size-complex="9.5pt" style:font-weight-complex="bold"/>
    </style:style>
    <style:style style:name="P16" style:family="paragraph" style:parent-style-name="Standard">
      <style:text-properties fo:color="#0066cc" style:font-name="Verdana" fo:font-size="9.5pt" fo:font-weight="bold" officeooo:paragraph-rsid="00195cb6" style:font-size-asian="9.5pt" style:font-weight-asian="bold" style:font-size-complex="9.5pt" style:font-weight-complex="bold"/>
    </style:style>
    <style:style style:name="P17" style:family="paragraph" style:parent-style-name="Standard">
      <style:text-properties fo:color="#0066cc" style:font-name="Verdana" fo:font-size="9.5pt" fo:font-weight="bold" officeooo:rsid="00195cb6" officeooo:paragraph-rsid="00133225" style:font-size-asian="9.5pt" style:font-weight-asian="bold" style:font-size-complex="9.5pt" style:font-weight-complex="bold"/>
    </style:style>
    <style:style style:name="P18" style:family="paragraph" style:parent-style-name="Standard">
      <style:text-properties fo:font-size="9.5pt" officeooo:paragraph-rsid="00133225" style:font-size-asian="9.5pt" style:font-size-complex="9.5pt"/>
    </style:style>
    <style:style style:name="P19" style:family="paragraph" style:parent-style-name="Standard">
      <style:text-properties fo:color="#000000" style:font-name="Verdana" fo:font-size="9.5pt" fo:font-weight="normal" officeooo:rsid="00133225" officeooo:paragraph-rsid="00195cb6" style:font-size-asian="9.5pt" style:font-weight-asian="normal" style:font-size-complex="9.5pt" style:font-weight-complex="normal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9.5pt" officeooo:rsid="00133225" officeooo:paragraph-rsid="00133225" style:font-size-asian="9.5pt" style:font-size-complex="9.5pt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9.5pt" officeooo:rsid="00133225" officeooo:paragraph-rsid="00195cb6" style:font-size-asian="9.5pt" style:font-size-complex="9.5pt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9.5pt" officeooo:rsid="0015ffa6" officeooo:paragraph-rsid="0015ffa6" style:font-size-asian="9.5pt" style:font-size-complex="9.5pt"/>
    </style:style>
    <style:style style:name="P23" style:family="paragraph" style:parent-style-name="Standard">
      <style:text-properties style:font-name="Verdana" fo:font-size="9.5pt" officeooo:rsid="00133225" officeooo:paragraph-rsid="00133225" style:font-size-asian="9.5pt" style:font-size-complex="9.5pt"/>
    </style:style>
    <style:style style:name="P24" style:family="paragraph" style:parent-style-name="Standard">
      <style:text-properties style:font-name="Verdana" fo:font-size="9.5pt" officeooo:rsid="00133225" officeooo:paragraph-rsid="001d9388" style:font-size-asian="9.5pt" style:font-size-complex="9.5pt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.5pt" officeooo:rsid="00133225" officeooo:paragraph-rsid="001d9388" style:font-size-asian="9.5pt" style:font-size-complex="9.5pt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.5pt" officeooo:rsid="00133225" officeooo:paragraph-rsid="00208435" style:font-size-asian="9.5pt" style:font-size-complex="9.5pt"/>
    </style:style>
    <style:style style:name="P27" style:family="paragraph" style:parent-style-name="Standard">
      <style:text-properties style:font-name="Verdana" fo:font-size="9.5pt" officeooo:rsid="00133225" officeooo:paragraph-rsid="00208435" style:font-size-asian="9.5pt" style:font-size-complex="9.5pt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.5pt" officeooo:paragraph-rsid="001d9388" style:font-size-asian="9.5pt" style:font-size-complex="9.5pt"/>
    </style:style>
    <style:style style:name="P29" style:family="paragraph" style:parent-style-name="Standard">
      <style:text-properties fo:color="#0066cc" style:font-name="Verdana" fo:font-size="9.5pt" fo:font-weight="bold" officeooo:rsid="00195cb6" officeooo:paragraph-rsid="001d9388" style:font-size-asian="9.5pt" style:font-weight-asian="bold" style:font-size-complex="9.5pt" style:font-weight-complex="bold"/>
    </style:style>
    <style:style style:name="P30" style:family="paragraph" style:parent-style-name="Standard">
      <style:text-properties fo:color="#0066cc" style:font-name="Verdana" fo:font-size="9.5pt" fo:font-weight="bold" officeooo:rsid="00195cb6" officeooo:paragraph-rsid="00208435" style:font-size-asian="9.5pt" style:font-weight-asian="bold" style:font-size-complex="9.5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66cc" style:font-name="Verdana" fo:font-size="9.5pt" fo:font-weight="bold" officeooo:rsid="00133225" officeooo:paragraph-rsid="00208435" style:font-size-asian="9.5pt" style:font-weight-asian="bold" style:font-size-complex="9.5pt" style:font-weight-complex="bold"/>
    </style:style>
    <style:style style:name="T1" style:family="text">
      <style:text-properties officeooo:rsid="00133225"/>
    </style:style>
    <style:style style:name="T2" style:family="text">
      <style:text-properties officeooo:rsid="00133225" fo:background-color="#ffff00"/>
    </style:style>
    <style:style style:name="T3" style:family="text">
      <style:text-properties fo:background-color="#00ff00"/>
    </style:style>
    <style:style style:name="T4" style:family="text">
      <style:text-properties officeooo:rsid="00133225" fo:background-color="#00ff00"/>
    </style:style>
    <style:style style:name="T5" style:family="text">
      <style:text-properties officeooo:rsid="001d9388" fo:background-color="#00ff00"/>
    </style:style>
    <style:style style:name="T6" style:family="text">
      <style:text-properties officeooo:rsid="00208435" fo:background-color="#00ff00"/>
    </style:style>
    <style:style style:name="T7" style:family="text">
      <style:text-properties style:font-name="Verdana" officeooo:rsid="00133225"/>
    </style:style>
    <style:style style:name="T8" style:family="text">
      <style:text-properties style:font-name="Verdana" officeooo:rsid="0019c210"/>
    </style:style>
    <style:style style:name="T9" style:family="text">
      <style:text-properties officeooo:rsid="0014a5d8"/>
    </style:style>
    <style:style style:name="T10" style:family="text">
      <style:text-properties officeooo:rsid="00133225" fo:background-color="#ff950e"/>
    </style:style>
    <style:style style:name="T11" style:family="text">
      <style:text-properties officeooo:rsid="0015ffa6"/>
    </style:style>
    <style:style style:name="T12" style:family="text">
      <style:text-properties fo:font-weight="bold" officeooo:rsid="00133225" style:font-weight-asian="bold" style:font-weight-complex="bold"/>
    </style:style>
    <style:style style:name="T13" style:family="text">
      <style:text-properties fo:color="#008000" officeooo:rsid="00133225"/>
    </style:style>
    <style:style style:name="T14" style:family="text">
      <style:text-properties fo:color="#008000" officeooo:rsid="0015ffa6"/>
    </style:style>
    <style:style style:name="T15" style:family="text">
      <style:text-properties fo:color="#008000" officeooo:rsid="00195cb6"/>
    </style:style>
    <style:style style:name="T16" style:family="text">
      <style:text-properties fo:color="#c5000b" officeooo:rsid="00133225"/>
    </style:style>
    <style:style style:name="T17" style:family="text">
      <style:text-properties officeooo:rsid="00195cb6"/>
    </style:style>
    <style:style style:name="T18" style:family="text">
      <style:text-properties fo:color="#0099ff" officeooo:rsid="00195cb6"/>
    </style:style>
    <style:style style:name="T19" style:family="text">
      <style:text-properties officeooo:rsid="0019c210"/>
    </style:style>
    <style:style style:name="T20" style:family="text">
      <style:text-properties fo:color="#0066cc" fo:font-weight="bold" officeooo:rsid="00133225" style:font-weight-asian="bold" style:font-weight-complex="bold"/>
    </style:style>
    <style:style style:name="T21" style:family="text">
      <style:text-properties fo:color="#0066cc" fo:font-weight="bold" officeooo:rsid="00195cb6" style:font-weight-asian="bold" style:font-weight-complex="bold"/>
    </style:style>
    <style:style style:name="T22" style:family="text">
      <style:text-properties fo:color="#0066cc" fo:font-weight="bold" officeooo:rsid="001d03ce" style:font-weight-asian="bold" style:font-weight-complex="bold"/>
    </style:style>
    <style:style style:name="T23" style:family="text">
      <style:text-properties fo:color="#0066cc" fo:font-weight="bold" officeooo:rsid="00208435" style:font-weight-asian="bold" style:font-weight-complex="bold"/>
    </style:style>
    <style:style style:name="T24" style:family="text">
      <style:text-properties officeooo:rsid="001d03ce"/>
    </style:style>
    <style:style style:name="T25" style:family="text">
      <style:text-properties officeooo:rsid="001d9388"/>
    </style:style>
    <style:style style:name="T26" style:family="text">
      <style:text-properties officeooo:rsid="001f5927"/>
    </style:style>
    <style:style style:name="T27" style:family="text">
      <style:text-properties officeooo:rsid="00208435"/>
    </style:style>
    <style:style style:name="T28" style:family="text">
      <style:text-properties fo:font-weight="normal" officeooo:rsid="001d9388" style:font-weight-asian="normal" style:font-weight-complex="normal"/>
    </style:style>
    <style:style style:name="T29" style:family="text">
      <style:text-properties fo:font-weight="normal" officeooo:rsid="00208435" fo:background-color="#00ff00" style:font-weight-asian="normal" style:font-weight-complex="normal"/>
    </style:style>
    <style:style style:name="T30" style:family="text">
      <style:text-properties fo:color="#000000" fo:font-weight="normal" officeooo:rsid="00208435" fo:background-color="#00ff00" style:font-weight-asian="normal" style:font-weight-complex="normal"/>
    </style:style>
    <style:style style:name="T31" style:family="text">
      <style:text-properties fo:color="#000000" fo:font-weight="normal" officeooo:rsid="001d9388" style:font-weight-asian="normal" style:font-weight-complex="normal"/>
    </style:style>
    <style:style style:name="T32" style:family="text">
      <style:text-properties fo:color="#b84747" officeooo:rsid="001d9388"/>
    </style:style>
    <style:style style:name="T33" style:family="text">
      <style:text-properties fo:color="#b84747" fo:font-weight="bold" officeooo:rsid="001d938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-- </text:span><text:span text:style-name="T4">Before the start</text:span><text:span text:style-name="T1"> –</text:span></text:p>
      <text:p text:style-name="P24"><text:span text:style-name="T25"/></text:p>
      <text:p text:style-name="P24"><text:span text:style-name="T25">- Visit HackerNews</text:span></text:p>
      <text:p text:style-name="P24"><text:span text:style-name="T25">- Open Demo Project in VS &amp; ZoomIn</text:span></text:p>
      <text:p text:style-name="P24"><text:span text:style-name="T25">- Show MainModule and routes</text:span></text:p>
      <text:p text:style-name="P24"><text:span text:style-name="T25">- Load app and tryout (submit, voteup/42)</text:span></text:p>
      <text:p text:style-name="P24"><text:span text:style-name="T25"/></text:p>
      <text:p text:style-name="P24"><text:span text:style-name="T25"/></text:p>
      <text:p text:style-name="P25">-- <text:span text:style-name="T6">Pure Nancy</text:span> –</text:p>
      <text:p text:style-name="P25"/>
      <text:p text:style-name="P29">//Return the "list" view with an empty Submissions list as model</text:p>
      <text:p text:style-name="P24"><text:span text:style-name="T25">Get["/"]</text:span></text:p>
      <text:p text:style-name="P24"><text:span text:style-name="T25"><text:tab/>return View["list", new List&lt;Submission&gt;(0)];</text:span></text:p>
      <text:p text:style-name="P24"><text:span text:style-name="T25"/></text:p>
      <text:p text:style-name="P29">//Return the "submit" view</text:p>
      <text:p text:style-name="P24"><text:span text:style-name="T25">Get["/submit"]</text:span></text:p>
      <text:p text:style-name="P24"><text:span text:style-name="T25"><text:tab/>return View["Submit"];</text:span></text:p>
      <text:p text:style-name="P24"><text:span text:style-name="T25"/></text:p>
      <text:p text:style-name="P29">//Bind submission, SetParameters, return new list + item</text:p>
      <text:p text:style-name="P24"><text:span text:style-name="T25">Post["/submit"]</text:span></text:p>
      <text:p text:style-name="P24"><text:span text:style-name="T25"><text:tab/>var newSubmission = this.Bind&lt;Submission&gt;();</text:span></text:p>
      <text:p text:style-name="P24"><text:span text:style-name="T25"><text:tab/>return View["list", new List&lt;Submission&gt;(0) </text:span><text:span text:style-name="T26">{ </text:span><text:span text:style-name="T25">newSubmission }];</text:span></text:p>
      <text:p text:style-name="P24"><text:span text:style-name="T25"/></text:p>
      <text:p text:style-name="P29">=&gt; Pray and run</text:p>
      <text:p text:style-name="P24"><text:span text:style-name="T25"/></text:p>
      <text:p text:style-name="P26"><text:span text:style-name="T25">-- </text:span><text:span text:style-name="T6">Simple Data</text:span><text:span text:style-name="T25"> –</text:span></text:p>
      <text:p text:style-name="P24"><text:span text:style-name="T25"/></text:p>
      <text:p text:style-name="P30">//Add the DB</text:p>
      <text:p text:style-name="P24"><text:span text:style-name="T25">MainModule.cs: </text:span></text:p>
      <text:p text:style-name="P24"><text:span text:style-name="T25"><text:tab/>private const string ConnectionString = </text:span><text:span text:style-name="T33">@"mongodb://localhost:27017/dotnethn"</text:span><text:span text:style-name="T25">;</text:span></text:p>
      <text:p text:style-name="P24"><text:span text:style-name="T25"><text:tab/>protected readonly dynamic db = Database.Opener.OpenMongo(ConnectionString);</text:span></text:p>
      <text:p text:style-name="P24"><text:span text:style-name="T25"/></text:p>
      <text:p text:style-name="P27"><text:span text:style-name="T21">//Commit the new item in DB</text:span></text:p>
      <text:p text:style-name="P24"><text:span text:style-name="T25">Post["/submit"]</text:span></text:p>
      <text:p text:style-name="P24"><text:span text:style-name="T25"><text:tab/>var newSubmission = this.Bind&lt;Submission&gt;();</text:span></text:p>
      <text:p text:style-name="P24"><text:span text:style-name="T25"><text:s text:c="4"/>db.Submissions.Insert(newSubmission);</text:span></text:p>
      <text:p text:style-name="P24"><text:span text:style-name="T25"><text:s text:c="4"/>return View["Views/list", new List&lt;Submission&gt;(0) {newSubmission}];</text:span></text:p>
      <text:p text:style-name="P24"><text:span text:style-name="T25"/></text:p>
      <text:p text:style-name="P29">MongoDBShell: delete DB and verify first introduction via MongoVue</text:p>
      <text:p text:style-name="P24"><text:span text:style-name="T25"/></text:p>
      <text:p text:style-name="P30">//Change to query the posts from the DB</text:p>
      <text:p text:style-name="P24"><text:span text:style-name="T25">Get["/"]</text:span></text:p>
      <text:p text:style-name="P24"><text:span text:style-name="T25"><text:tab/>var submissions = db.Submissions.All().ToList();</text:span></text:p>
      <text:p text:style-name="P24"><text:span text:style-name="T25"><text:tab/>return View["Views/list", submissions];</text:span></text:p>
      <text:p text:style-name="P24"><text:span text:style-name="T25"/></text:p>
      <text:p text:style-name="P30">//Change to redirect</text:p>
      <text:p text:style-name="P24"><text:span text:style-name="T25">Post["/submit"]</text:span></text:p>
      <text:p text:style-name="P24"><text:span text:style-name="T25"><text:tab/>return Response.AsRedirect("/");</text:span></text:p>
      <text:p text:style-name="P24"><text:span text:style-name="T25"/></text:p>
      <text:p text:style-name="P31"><text:span text:style-name="T25">– </text:span><text:span text:style-name="T30">Voting</text:span><text:span text:style-name="T31"> </text:span><text:span text:style-name="T25">–</text:span></text:p>
      <text:p text:style-name="P24"><text:span text:style-name="T25"/></text:p>
      <text:p text:style-name="P27"><text:span text:style-name="T21">//</text:span><text:span text:style-name="T23">F</text:span><text:span text:style-name="T21">etch the idem, increase votes and update</text:span></text:p>
      <text:p text:style-name="P24"><text:span text:style-name="T25">Get["/voteup/{id}"]</text:span></text:p>
      <text:p text:style-name="P24"><text:span text:style-name="T25"><text:tab/>var voteUpSubmission = db.Submissions.FindById(parameters.id.ToString());</text:span></text:p>
      <text:p text:style-name="P24"><text:span text:style-name="T25"><text:tab/>voteUpSubmission.Votes++;</text:span></text:p>
      <text:p text:style-name="P24"><text:span text:style-name="T25"><text:tab/>db.Submissions.Update(voteUpSubmission);</text:span></text:p>
      <text:p text:style-name="P24"><text:span text:style-name="T25"><text:tab/>return Response.AsRedirect("/");</text:span></text:p>
      <text:p text:style-name="P24"><text:span text:style-name="T25"/></text:p>
      <text:p text:style-name="P24"><text:span text:style-name="T21">//</text:span><text:span text:style-name="T23">A</text:span><text:span text:style-name="T21">dd an orderby to the "/" route</text:span></text:p>
      <text:p text:style-name="P24"><text:span text:style-name="T25"><text:tab/>var submissions = db.Submissions.All().OrderByVotesDescending().ToList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Bourguignon</meta:initial-creator>
    <meta:creation-date>2013-06-14T13:29:57.62</meta:creation-date>
    <dc:date>2013-06-20T12:25:13.59</dc:date>
    <dc:creator>Tim Bourguignon</dc:creator>
    <meta:editing-duration>PT1H10M47S</meta:editing-duration>
    <meta:editing-cycles>14</meta:editing-cycles>
    <meta:generator>LibreOffice/4.0.1.2$Windows_x86 LibreOffice_project/84102822e3d61eb989ddd325abf1ac077904985</meta:generator>
    <meta:printed-by>Tim Bourguignon</meta:printed-by>
    <meta:print-date>2013-06-14T14:51:25.10</meta:print-date>
    <meta:document-statistic meta:table-count="0" meta:image-count="0" meta:object-count="0" meta:page-count="1" meta:paragraph-count="44" meta:word-count="172" meta:character-count="1554" meta:non-whitespace-character-count="1397"/>
  </office:meta>
</office:document-meta>
</file>